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bashrc</text:p>
      <text:list xml:id="list922833077453241187" text:style-name="L1">
        <text:list-item>
          <text:p text:style-name="P1">PATH=$PATH:.</text:p>
        </text:list-item>
      </text:list>
      <text:p text:style-name="Standard"/>
      <text:p text:style-name="Standard">- Funções:</text:p>
      <text:p text:style-name="Standard"><text:tab/> $ time for ((i=1; i &lt; 200; i++))</text:p>
      <text:p text:style-name="Standard"><text:tab/>&gt; {</text:p>
      <text:p text:style-name="Standard"><text:tab/>&gt; touch arq</text:p>
      <text:p text:style-name="Standard"><text:tab/>&gt;}</text:p>
      <text:p text:style-name="Standard"/>
      <text:p text:style-name="Standard">Libs:</text:p>
      <text:p text:style-name="Standard"><text:tab/>- bc → echo "scale = 300; 22/3" | bc;</text:p>
      <text:p text:style-name="Standard"><text:tab/>-Zenity(interface)</text:p>
      <text:p text:style-name="Standard"><text:tab/>-Pipe;</text:p>
      <text:p text:style-name="Standard"/>
      <text:p text:style-name="Standard"/>
      <text:p text:style-name="Standard">-Arquivos:</text:p>
      <text:list xml:id="list832992444486912564" text:style-name="L2">
        <text:list-item>
          <text:p text:style-name="P2">&gt; <text:s/>→ <text:s/>stdout</text:p>
        </text:list-item>
        <text:list-item>
          <text:p text:style-name="P2">&lt; <text:s/>→ <text:s/>stdin</text:p>
        </text:list-item>
      </text:list>
      <text:p text:style-name="Standard"/>
      <text:p text:style-name="Standard"/>
      <text:p text:style-name="Standard">-Arquitetura de diretorios</text:p>
      <text:list xml:id="list2003176366" text:continue-numbering="true" text:style-name="L2">
        <text:list-item>
          <text:p text:style-name="P2">/dev/null → buraco negro</text:p>
        </text:list-item>
      </text:list>
      <text:p text:style-name="Standard"/>
      <text:p text:style-name="Standard"/>
      <text:p text:style-name="Standard">-Comandos =&gt; cat; sed; paste; seq; cut; find; xargs;</text:p>
      <text:p text:style-name="Standard"/>
      <text:p text:style-name="Standard"><text:tab/>xargs =&gt;</text:p>
      <text:p text:style-name="Standard"><text:tab/> - ls dir/*.ok | xargs -I-- bash -c "mv -- dir2; echo movi --"</text:p>
      <text:p text:style-name="Standard"/>
      <text:p text:style-name="Standard"><text:tab/>comandos especiais =&gt;</text:p>
      <text:list xml:id="list4501604138237371771" text:style-name="L3">
        <text:list-item>
          <text:list>
            <text:list-item>
              <text:p text:style-name="P3">set | more</text:p>
            </text:list-item>
            <text:list-item>
              <text:p text:style-name="P3">set -o vi ….... set -o emacs</text:p>
            </text:list-item>
          </text:list>
        </text:list-item>
      </text:list>
      <text:p text:style-name="Standard"><text:tab/></text:p>
      <text:p text:style-name="Standard"><text:tab/>busca =&gt;</text:p>
      <text:p text:style-name="Standard"><text:tab/><text:tab/>- time find /home -type f -size +1000k -atime +120 -exec rm {} \;</text:p>
      <text:p text:style-name="Standard"><text:tab/><text:tab/>- find . -type f -exec grep -l date {} \;</text:p>
      <text:p text:style-name="Standard"><text:tab/><text:tab/>- find . -type f | xargs grep -l date</text:p>
      <text:p text:style-name="Standard"/>
      <text:p text:style-name="Standard"/>
      <text:p text:style-name="Standard"><text:tab/>criptografa =&gt; </text:p>
      <text:list xml:id="list8377185462490064805" text:style-name="L4">
        <text:list-item>
          <text:list>
            <text:list-item>
              <text:p text:style-name="P4">sed 'y/aeiou/xyzwk/' quequeisso</text:p>
              <text:p text:style-name="P4">sed '1,3y/OIZEXSGTBQ/0123456789/' quequeisso</text:p>
            </text:list-item>
          </text:list>
        </text:list-item>
      </text:list>
      <text:p text:style-name="Standard"><text:s text:c="12"/></text:p>
      <text:p text:style-name="Standard"><text:tab/>calendário =&gt;</text:p>
      <text:list xml:id="list9218053825907759748" text:style-name="L5">
        <text:list-item>
          <text:list>
            <text:list-item>
              <text:p text:style-name="P5">cal 09 1752</text:p>
            </text:list-item>
          </text:list>
        </text:list-item>
      </text:list>
      <text:p text:style-name="Standard"><text:tab/></text:p>
      <text:p text:style-name="Standard"><text:soft-page-break/><text:tab/>email =&gt; </text:p>
      <text:list xml:id="list2096389274" text:continue-numbering="true" text:style-name="L5">
        <text:list-item>
          <text:list>
            <text:list-item>
              <text:p text:style-name="P5">echo "hello world" | mail -s "a subject" <text:a xlink:type="simple" xlink:href="mailto:adrianocosmedeoliveira@gmail.com">adrianocosmedeoliveira@gmail.com</text:a></text:p>
            </text:list-item>
          </text:list>
        </text:list-item>
      </text:list>
      <text:p text:style-name="Standard"/>
      <text:p text:style-name="Standard"><text:tab/>- comando interno</text:p>
      <text:list xml:id="list1471957147" text:continue-numbering="true" text:style-name="L5">
        <text:list-item>
          <text:list>
            <text:list-item>
              <text:p text:style-name="P5">ruby &lt;&lt; fim; </text:p>
              <text:list>
                <text:list-header>
                  <text:p text:style-name="P5">print $var</text:p>
                </text:list-header>
              </text:list>
            </text:list-item>
          </text:list>
        </text:list-item>
      </text:list>
      <text:p text:style-name="Standard"><text:tab/> <text:s text:c="5"/>fim</text:p>
      <text:p text:style-name="Standard"><text:s text:c="11"/>- <text:s/>(cd /; pwd)</text:p>
      <text:p text:style-name="Standard"/>
      <text:p text:style-name="Standard"><text:tab/>fatorial =&gt;</text:p>
      <text:list xml:id="list715695899219285288" text:style-name="L6">
        <text:list-item>
          <text:list>
            <text:list-item>
              <text:p text:style-name="P6">seq 6 | paste -sd* | bc</text:p>
            </text:list-item>
          </text:list>
        </text:list-item>
      </text:list>
      <text:p text:style-name="Standard"/>
      <text:p text:style-name="Standard">-duvida</text:p>
      <text:p text:style-name="Standard"><text:tab/>ls | wc -l &gt;&gt; arq </text:p>
      <text:p text:style-name="Standard"/>
      <text:p text:style-name="Standard"/>
      <text:p text:style-name="Standard">-Programas:</text:p>
      <text:p text:style-name="Standard"><text:tab/>- Calculadora</text:p>
      <text:p text:style-name="Standard"><text:tab/><text:tab/>$ cat CD/prgs/calc.yad</text:p>
      <text:p text:style-name="Standard"><text:tab/><text:tab/>$ calc.y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6:20:28</meta:creation-date>
    <dc:date>2014-01-23T20:48:56</dc:date>
    <meta:editing-duration>PT8H24M43S</meta:editing-duration>
    <meta:editing-cycles>30</meta:editing-cycles>
    <meta:generator>OpenOffice.org/3.4.1$Linux OpenOffice.org_project/341m1$Build-9593</meta:generator>
    <meta:document-statistic meta:table-count="0" meta:image-count="0" meta:object-count="0" meta:page-count="2" meta:paragraph-count="49" meta:word-count="195" meta:character-count="1000"/>
  </office:meta>
</office:document-meta>
</file>